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18cm" loext:contextual-spacing="false" fo:orphans="2" fo:widows="2" fo:text-indent="0cm" style:auto-text-indent="false"/>
      <style:text-properties fo:font-variant="normal" fo:text-transform="none" fo:color="#202124" style:font-name="arial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ha só como ela dança<text:line-break/>Olha só como ela desce<text:line-break/>Será que ela tá com alguém?<text:line-break/>Se não tiver, hum, esquece</text:p>
      <text:p text:style-name="P1">Esse teu jeito me deixa maluco<text:line-break/>Hoje ela tá de lace<text:line-break/>Ano passado ela disse pra amiga<text:line-break/>Que me conheceu navegando no Face</text:p>
      <text:p text:style-name="P1">Olha pra mim, disfarça<text:line-break/>Ela gostou do meu disfarce<text:line-break/>Essa parece complicada<text:line-break/>Deve ser uma mulher de fases</text:p>
      <text:p text:style-name="P1">Me diz: qual necessidade de tu ser tão linda?<text:line-break/>Ou melhor: como que a gente não se conhece ainda?<text:line-break/>Eu quis dizer: linda, seja muito bem-vinda!<text:line-break/>Eu tento falar sério, mas na beleza ela brinca</text:p>
      <text:p text:style-name="P1">Nóis brinda, deita na grama e observa o mar<text:line-break/>Nóis brinca, deita na cama e larga o celular<text:line-break/>Nosso amor tem muito mais valor que cédula<text:line-break/>Vou vender os finin' de ouro pra te comprar pérola</text:p>
      <text:p text:style-name="P1">Hoje tô pra te levar naquele lugar da primeira vez<text:line-break/>Mas preciso saber se você vem<text:line-break/>Hoje eu tô pra te contar, tô pra te encontrar às 3h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6T19:26:11.602309489</meta:creation-date>
    <meta:generator>LibreOffice/5.1.6.2$Linux_X86_64 LibreOffice_project/10m0$Build-2</meta:generator>
    <dc:date>2022-10-06T19:27:27.476717030</dc:date>
    <meta:editing-duration>PT1M16S</meta:editing-duration>
    <meta:editing-cycles>1</meta:editing-cycles>
    <meta:document-statistic meta:table-count="0" meta:image-count="0" meta:object-count="0" meta:page-count="1" meta:paragraph-count="6" meta:word-count="161" meta:character-count="817" meta:non-whitespace-character-count="662"/>
  </office:meta>
</office:document-meta>
</file>